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fo:text-align="center" style:justify-single-word="false"/>
    </style:style>
    <style:style style:name="P4" style:family="paragraph" style:parent-style-name="Standard">
      <style:paragraph-properties fo:margin-top="0cm" fo:margin-bottom="0cm" loext:contextual-spacing="false" fo:text-align="justify" style:justify-single-word="false"/>
    </style:style>
    <style:style style:name="P5" style:family="paragraph" style:parent-style-name="Standard">
      <style:paragraph-properties fo:margin-top="0cm" fo:margin-bottom="0cm" loext:contextual-spacing="false"/>
      <style:text-properties fo:language="en" fo:country="US"/>
    </style:style>
    <style:style style:name="P6" style:family="paragraph" style:parent-style-name="Standard">
      <style:paragraph-properties fo:margin-top="0cm" fo:margin-bottom="0cm" loext:contextual-spacing="false" fo:text-align="justify" style:justify-single-word="false"/>
      <style:text-properties fo:language="en" fo:country="US"/>
    </style:style>
    <style:style style:name="P7" style:family="paragraph" style:parent-style-name="Standard">
      <style:paragraph-properties fo:margin-top="0cm" fo:margin-bottom="0cm" loext:contextual-spacing="false"/>
      <style:text-properties officeooo:paragraph-rsid="00099e75"/>
    </style:style>
    <style:style style:name="P8" style:family="paragraph" style:parent-style-name="Standard" style:master-page-name="Standard">
      <style:paragraph-properties fo:margin-top="0cm" fo:margin-bottom="0cm" loext:contextual-spacing="false" fo:text-align="center" style:justify-single-word="false" style:page-number="auto"/>
    </style:style>
    <style:style style:name="P9" style:family="paragraph" style:parent-style-name="Standard">
      <style:paragraph-properties fo:margin-top="0cm" fo:margin-bottom="0.141cm" loext:contextual-spacing="false"/>
    </style:style>
    <style:style style:name="T1" style:family="text">
      <style:text-properties fo:font-size="14pt" fo:language="en" fo:country="US" fo:font-weight="bold" style:font-size-asian="14pt" style:font-weight-asian="bold" style:font-size-complex="14pt" style:font-weight-complex="bold"/>
    </style:style>
    <style:style style:name="T2" style:family="text">
      <style:text-properties fo:language="en" fo:country="US"/>
    </style:style>
    <style:style style:name="T3" style:family="text">
      <style:text-properties fo:language="en" fo:country="US" officeooo:rsid="00099e75"/>
    </style:style>
    <style:style style:name="T4" style:family="text">
      <style:text-properties fo:font-size="12pt" fo:language="en" fo:country="US" fo:font-weight="bold" style:font-size-asian="12pt" style:font-weight-asian="bold" style:font-size-complex="12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Informed Consent</text:span></text:p>
      <text:p text:style-name="P3"><text:span text:style-name="T2">“Usability Evaluation of </text:span><text:span text:style-name="T3">InfoPortugal</text:span><text:span text:style-name="T2"> Application”</text:span></text:p>
      <text:p text:style-name="P1"/>
      <text:p text:style-name="P9"><text:span text:style-name="T4">Procedure:</text:span></text:p>
      <text:p text:style-name="P4"><text:span text:style-name="T2">The participants will perform a set of predefined tasks using paper prototype to explore and visualize data. During the experiment, data will be collected regarding their demographic profile and their comments and difficulties on performing the tasks and using the application, overall.</text:span></text:p>
      <text:p text:style-name="P6"/>
      <text:p text:style-name="P9"><text:span text:style-name="T4">Duration:</text:span></text:p>
      <text:p text:style-name="P2"><text:span text:style-name="T2">The experiment will last between </text:span><text:span text:style-name="T3">3</text:span><text:span text:style-name="T2"> and </text:span><text:span text:style-name="T3">5</text:span><text:span text:style-name="T2"> minutes.</text:span></text:p>
      <text:p text:style-name="P5"/>
      <text:p text:style-name="P9"><text:span text:style-name="T4">Risks for the participant:</text:span></text:p>
      <text:p text:style-name="P2"><text:span text:style-name="T2">There are no risks to the participant.</text:span></text:p>
      <text:p text:style-name="P5"/>
      <text:p text:style-name="P9"><text:span text:style-name="T4">Confidentiality:</text:span></text:p>
      <text:p text:style-name="P2"><text:span text:style-name="T2">All the data collected during the experiment will be anonymous and confidential and will only be used in this form for analysis and discussion of the envisaged system.</text:span></text:p>
      <text:p text:style-name="P5"/>
      <text:p text:style-name="P9"><text:span text:style-name="T4">Voluntary participation:</text:span></text:p>
      <text:p text:style-name="P2"><text:span text:style-name="T2">Your participation is completely voluntary. Even if you agree to participate, you can stop, at any time, by stating your will to do so to the observer. In that event, any data collected until then will be discarded.</text:span></text:p>
      <text:p text:style-name="P5"/>
      <text:p text:style-name="P2"><text:span text:style-name="T4">Contact:</text:span></text:p>
      <text:p text:style-name="P7"><text:span text:style-name="T2">For any question regarding this experiment please contact one of the following:</text:span></text:p>
      <text:p text:style-name="P7">Diogo Filipe Amaral Carvalho (<text:a xlink:type="simple" xlink:href="mailto:dfac@ua.pt" text:style-name="Internet_20_link" text:visited-style-name="Visited_20_Internet_20_Link"><text:span text:style-name="Internet_20_link">dfac@ua.pt</text:span></text:a>)</text:p>
      <text:p text:style-name="P2">Rafael Ferreira Baptista (<text:a xlink:type="simple" xlink:href="mailto:rafaelbaptista@ua.pt" text:style-name="Internet_20_link" text:visited-style-name="Visited_20_Internet_20_Link"><text:span text:style-name="Internet_20_link">rafaelbaptista@ua.pt</text:span></text:a>)</text:p>
      <text:p text:style-name="P2"/>
      <text:p text:style-name="Standard"><text:span text:style-name="T2">Date: </text:span><text:span text:style-name="T3">24/11/2021</text:span></text:p>
      <text:p text:style-name="Standard"><text:span text:style-name="T3"/></text:p>
      <text:p text:style-name="Standard"><text:span text:style-name="T2">Please print your name:</text:span></text:p>
      <text:p text:style-name="Standard"><text:span text:style-name="T2">____________________________________________________</text:span></text:p>
      <text:p text:style-name="Standard"><text:span text:style-name="T2">Please sign your name:</text:span></text:p>
      <text:p text:style-name="Standard"><text:span text:style-name="T2">____________________________________________________</text:span></text:p>
      <text:p text:style-name="P2"><text:span text:style-name="T4">Thank you!</text:span></text:p>
      <text:p text:style-name="P2">We appreciate your participa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PT"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PT"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iogo Carvalho</meta:initial-creator>
    <meta:editing-cycles>5</meta:editing-cycles>
    <meta:creation-date>2020-04-27T15:53:00</meta:creation-date>
    <dc:date>2021-11-22T16:13:07.551833766</dc:date>
    <meta:editing-duration>PT11M38S</meta:editing-duration>
    <meta:generator>LibreOffice/6.4.7.2$Linux_X86_64 LibreOffice_project/40$Build-2</meta:generator>
    <meta:document-statistic meta:table-count="0" meta:image-count="0" meta:object-count="0" meta:page-count="1" meta:paragraph-count="23" meta:word-count="180" meta:character-count="1289" meta:non-whitespace-character-count="11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